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b230" officeooo:paragraph-rsid="0005b230"/>
    </style:style>
    <style:style style:name="P2" style:family="paragraph" style:parent-style-name="Standard">
      <style:text-properties officeooo:paragraph-rsid="0005b2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08-100-10-2068-01-01</text:p>
      <text:p text:style-name="Standard">2068</text:p>
      <text:p text:style-name="Standard">1-2<text:tab/>16</text:p>
      <text:p text:style-name="Standard">3-6<text:tab/>4411</text:p>
      <text:p text:style-name="Standard">7-10<text:tab/>4189</text:p>
      <text:p text:style-name="Standard">11-13<text:tab/>596</text:p>
      <text:p text:style-name="Standard">14-17<text:tab/>6154</text:p>
      <text:p text:style-name="Standard">18-21<text:tab/>4414</text:p>
      <text:p text:style-name="Standard">22-24<text:tab/>433</text:p>
      <text:p text:style-name="Standard">25-28<text:tab/>1551</text:p>
      <text:p text:style-name="Standard">29-32<text:tab/>6611</text:p>
      <text:p text:style-name="Standard">33-35<text:tab/>111</text:p>
      <text:p text:style-name="Standard">36-39<text:tab/>1261</text:p>
      <text:p text:style-name="Standard">40-43<text:tab/>1611</text:p>
      <text:p text:style-name="Standard">44-47<text:tab/>1111</text:p>
      <text:p text:style-name="Standard">48-50<text:tab/>211</text:p>
      <text:p text:style-name="Standard">51-54<text:tab/>7113</text:p>
      <text:p text:style-name="Standard">55-57<text:tab/>669</text:p>
      <text:p text:style-name="Standard">58-61<text:tab/>1349</text:p>
      <text:p text:style-name="Standard">62-65<text:tab/>1811</text:p>
      <text:p text:style-name="Standard">66-68<text:tab/>292</text:p>
      <text:p text:style-name="Standard">69-72<text:tab/>2215</text:p>
      <text:p text:style-name="Standard">73-76<text:tab/>2999<text:tab/></text:p>
      <text:p text:style-name="Standard">77-79<text:tab/>966</text:p>
      <text:p text:style-name="Standard">80-83<text:tab/>6333</text:p>
      <text:p text:style-name="Standard">84-87<text:tab/>3133</text:p>
      <text:p text:style-name="Standard">88-90<text:tab/>336</text:p>
      <text:p text:style-name="Standard">91-94<text:tab/>6651</text:p>
      <text:p text:style-name="Standard">95-98<text:tab/>4654</text:p>
      <text:p text:style-name="Standard">99-101<text:tab/>516</text:p>
      <text:p text:style-name="Standard">102-105<text:tab/>1273</text:p>
      <text:p text:style-name="Standard">106-108<text:tab/>244</text:p>
      <text:p text:style-name="Standard">109-112<text:tab/>9349</text:p>
      <text:p text:style-name="Standard">113-116<text:tab/>1618<text:tab/></text:p>
      <text:p text:style-name="Standard">117-119<text:tab/>421</text:p>
      <text:p text:style-name="Standard">120-123<text:tab/>1914</text:p>
      <text:p text:style-name="Standard">124-126<text:tab/>165<text:tab/></text:p>
      <text:p text:style-name="Standard">127-128<text:tab/>16</text:p>
      <text:p text:style-name="Standard">2069<text:tab/></text:p>
      <text:p text:style-name="Standard">1-2<text:tab/>66</text:p>
      <text:p text:style-name="Standard">3-5<text:tab/>231</text:p>
      <text:p text:style-name="Standard">6-9<text:tab/>3237</text:p>
      <text:p text:style-name="Standard">10-12<text:tab/>611</text:p>
      <text:p text:style-name="Standard">13-16<text:tab/>1171</text:p>
      <text:p text:style-name="Standard">17-20<text:tab/>2527</text:p>
      <text:p text:style-name="Standard">21-23<text:tab/>826</text:p>
      <text:p text:style-name="Standard">24-27<text:tab/>6744</text:p>
      <text:p text:style-name="Standard">28-30<text:tab/>498</text:p>
      <text:p text:style-name="Standard">31-34<text:tab/>3434</text:p>
      <text:p text:style-name="Standard">35-37<text:tab/>911</text:p>
      <text:p text:style-name="Standard">38-41<text:tab/>2318</text:p>
      <text:p text:style-name="Standard">42-45<text:tab/>4428</text:p>
      <text:p text:style-name="Standard"><text:soft-page-break/>46-48<text:tab/>211</text:p>
      <text:p text:style-name="Standard">49-52<text:tab/>2861</text:p>
      <text:p text:style-name="Standard">53-55<text:tab/>111</text:p>
      <text:p text:style-name="Standard">56-59<text:tab/>1551</text:p>
      <text:p text:style-name="Standard">60-62<text:tab/>158</text:p>
      <text:p text:style-name="Standard">63-66<text:tab/>3331</text:p>
      <text:p text:style-name="Standard">67-70<text:tab/>6832</text:p>
      <text:p text:style-name="Standard">71-73<text:tab/>161</text:p>
      <text:p text:style-name="Standard">74-76<text:tab/>111</text:p>
      <text:p text:style-name="Standard">77-80<text:tab/>1149<text:tab/></text:p>
      <text:p text:style-name="Standard">81-83<text:tab/>715<text:tab/></text:p>
      <text:p text:style-name="Standard">84-87<text:tab/>2733<text:tab/></text:p>
      <text:p text:style-name="Standard">88-90<text:tab/>441</text:p>
      <text:p text:style-name="Standard">91-94<text:tab/>1666</text:p>
      <text:p text:style-name="Standard">95-98<text:tab/>1699</text:p>
      <text:p text:style-name="Standard">99-101<text:tab/>923</text:p>
      <text:p text:style-name="Standard">102-105<text:tab/>6453</text:p>
      <text:p text:style-name="Standard">106-109<text:tab/>1291</text:p>
      <text:p text:style-name="Standard">110-113<text:tab/>3185</text:p>
      <text:p text:style-name="Standard">114-116<text:tab/>952</text:p>
      <text:p text:style-name="Standard">117-119<text:tab/>111</text:p>
      <text:p text:style-name="Standard"/>
      <text:p text:style-name="Standard">08-100-10-2073-01-01</text:p>
      <text:p text:style-name="Standard"/>
      <text:p text:style-name="Standard">2073</text:p>
      <text:p text:style-name="Standard">94-96<text:tab/>646</text:p>
      <text:p text:style-name="Standard">97-99<text:tab/>111</text:p>
      <text:p text:style-name="Standard">100-102<text:tab/>868</text:p>
      <text:p text:style-name="Standard">103-105<text:tab/>361</text:p>
      <text:p text:style-name="Standard">106-108<text:tab/>919</text:p>
      <text:p text:style-name="Standard">109-111<text:tab/>578</text:p>
      <text:p text:style-name="Standard">112-114<text:tab/>162</text:p>
      <text:p text:style-name="Standard">115-117<text:tab/>11-</text:p>
      <text:p text:style-name="Standard">119-120<text:tab/>93</text:p>
      <text:p text:style-name="Standard">121-123<text:tab/>362</text:p>
      <text:p text:style-name="Standard">124-125<text:tab/>59</text:p>
      <text:p text:style-name="Standard"/>
      <text:p text:style-name="Standard">08-100-10-2071-01-01</text:p>
      <text:p text:style-name="Standard">2071</text:p>
      <text:p text:style-name="Standard">122-124<text:tab/>227</text:p>
      <text:p text:style-name="Standard">125-127<text:tab/>212</text:p>
      <text:p text:style-name="Standard">131-132<text:tab/>45</text:p>
      <text:p text:style-name="Standard">133-135<text:tab/>998</text:p>
      <text:p text:style-name="Standard">136-138<text:tab/>852</text:p>
      <text:p text:style-name="Standard">139-141<text:tab/>353</text:p>
      <text:p text:style-name="Standard">142-144<text:tab/>799</text:p>
      <text:p text:style-name="Standard">145-147<text:tab/>122</text:p>
      <text:p text:style-name="Standard">148-150<text:tab/>817</text:p>
      <text:p text:style-name="Standard">151-152<text:tab/>42</text:p>
      <text:p text:style-name="Standard"/>
      <text:p text:style-name="Standard"/>
      <text:p text:style-name="Standard"/>
      <text:p text:style-name="Standard"><text:soft-page-break/>2072</text:p>
      <text:p text:style-name="Standard"/>
      <text:p text:style-name="Standard">01-03<text:tab/>517</text:p>
      <text:p text:style-name="Standard">04-06<text:tab/>751</text:p>
      <text:p text:style-name="Standard">07-09<text:tab/>115</text:p>
      <text:p text:style-name="Standard">10-12<text:tab/>116</text:p>
      <text:p text:style-name="Standard">13-15<text:tab/>199</text:p>
      <text:p text:style-name="Standard">16-18<text:tab/>713</text:p>
      <text:p text:style-name="Standard">19-21<text:tab/>366</text:p>
      <text:p text:style-name="Standard">22-24<text:tab/>911</text:p>
      <text:p text:style-name="Standard">25-27<text:tab/>159</text:p>
      <text:p text:style-name="Standard">29-30<text:tab/>99</text:p>
      <text:p text:style-name="Standard">31-33<text:tab/>513</text:p>
      <text:p text:style-name="Standard">34-36<text:tab/>111</text:p>
      <text:p text:style-name="Standard">37-39<text:tab/>227</text:p>
      <text:p text:style-name="Standard">40-42<text:tab/>776</text:p>
      <text:p text:style-name="Standard">43-45<text:tab/>111</text:p>
      <text:p text:style-name="Standard">46-48<text:tab/>612</text:p>
      <text:p text:style-name="Standard">49-51<text:tab/>224</text:p>
      <text:p text:style-name="Standard">52-54<text:tab/>444</text:p>
      <text:p text:style-name="Standard">55-57<text:tab/>119</text:p>
      <text:p text:style-name="Standard">58-60<text:tab/>722</text:p>
      <text:p text:style-name="Standard">61-63<text:tab/>734</text:p>
      <text:p text:style-name="Standard">64-66<text:tab/>994</text:p>
      <text:p text:style-name="Standard">67-69<text:tab/>963</text:p>
      <text:p text:style-name="Standard">70-72<text:tab/>399</text:p>
      <text:p text:style-name="Standard">73-75<text:tab/>497</text:p>
      <text:p text:style-name="Standard">76-78<text:tab/>442</text:p>
      <text:p text:style-name="Standard">79-81<text:tab/>911</text:p>
      <text:p text:style-name="Standard">82-84<text:tab/>361</text:p>
      <text:p text:style-name="Standard">85-87<text:tab/>119</text:p>
      <text:p text:style-name="Standard">88-90<text:tab/>675</text:p>
      <text:p text:style-name="Standard">91-93<text:tab/>461</text:p>
      <text:p text:style-name="Standard">94-96<text:tab/>153</text:p>
      <text:p text:style-name="Standard">97-99<text:tab/>311</text:p>
      <text:p text:style-name="Standard">100-102<text:tab/>331</text:p>
      <text:p text:style-name="Standard">103-105<text:tab/>197</text:p>
      <text:p text:style-name="Standard">106-108<text:tab/>366</text:p>
      <text:p text:style-name="Standard">109-111<text:tab/>551</text:p>
      <text:p text:style-name="Standard">112-114<text:tab/>188</text:p>
      <text:p text:style-name="Standard">1115-117<text:tab/>311</text:p>
      <text:p text:style-name="Standard">118-120<text:tab/>324</text:p>
      <text:p text:style-name="Standard">121-123<text:tab/>244</text:p>
      <text:p text:style-name="Standard">124-126<text:tab/>442</text:p>
      <text:p text:style-name="Standard">127-129<text:tab/>399</text:p>
      <text:p text:style-name="Standard">130-132<text:tab/>993</text:p>
      <text:p text:style-name="Standard">133-135<text:tab/>282</text:p>
      <text:p text:style-name="Standard">136-138<text:tab/>211</text:p>
      <text:p text:style-name="Standard">139-141<text:tab/>191</text:p>
      <text:p text:style-name="Standard">142-144<text:tab/>111</text:p>
      <text:p text:style-name="Standard">145-147<text:tab/>993</text:p>
      <text:p text:style-name="Standard">148-150<text:tab/>418</text:p>
      <text:p text:style-name="Standard"><text:soft-page-break/>2073</text:p>
      <text:p text:style-name="Standard">01-03<text:tab/>481</text:p>
      <text:p text:style-name="Standard">04-06<text:tab/>161</text:p>
      <text:p text:style-name="Standard">07-09<text:tab/>511</text:p>
      <text:p text:style-name="Standard">10-12<text:tab/>224</text:p>
      <text:p text:style-name="Standard">13-15<text:tab/>211</text:p>
      <text:p text:style-name="Standard">16-18<text:tab/>461</text:p>
      <text:p text:style-name="Standard">19-21<text:tab/>513</text:p>
      <text:p text:style-name="Standard">22-24<text:tab/>111</text:p>
      <text:p text:style-name="Standard">25-27<text:tab/>599</text:p>
      <text:p text:style-name="Standard">28-30<text:tab/>854</text:p>
      <text:p text:style-name="Standard">31-33<text:tab/>966</text:p>
      <text:p text:style-name="Standard">34-36<text:tab/>443</text:p>
      <text:p text:style-name="Standard">37-39<text:tab/>179</text:p>
      <text:p text:style-name="Standard">40-42<text:tab/>189</text:p>
      <text:p text:style-name="Standard">43-45<text:tab/>811</text:p>
      <text:p text:style-name="Standard">46-48<text:tab/>133</text:p>
      <text:p text:style-name="Standard">49-51<text:tab/>455</text:p>
      <text:p text:style-name="Standard">52-54<text:tab/>191</text:p>
      <text:p text:style-name="Standard">55-57<text:tab/>111</text:p>
      <text:p text:style-name="Standard">58-60<text:tab/>998</text:p>
      <text:p text:style-name="Standard">61-63<text:tab/>311</text:p>
      <text:p text:style-name="Standard">64-66<text:tab/>416</text:p>
      <text:p text:style-name="Standard">67-69<text:tab/>336</text:p>
      <text:p text:style-name="Standard">70-72<text:tab/>111</text:p>
      <text:p text:style-name="Standard">73-75 <text:tab/>747</text:p>
      <text:p text:style-name="Standard">76-78<text:tab/>619</text:p>
      <text:p text:style-name="Standard">79-81<text:tab/>514</text:p>
      <text:p text:style-name="Standard">82-84<text:tab/>412</text:p>
      <text:p text:style-name="Standard">85-87<text:tab/>766</text:p>
      <text:p text:style-name="Standard">88-90<text:tab/>188</text:p>
      <text:p text:style-name="Standard">91-93<text:tab/>122</text:p>
      <text:p text:style-name="Standard"/>
      <text:p text:style-name="Standard">08-100-10-2070-01-01</text:p>
      <text:p text:style-name="Standard">2070</text:p>
      <text:p text:style-name="Standard">01-03<text:tab/>291</text:p>
      <text:p text:style-name="Standard">04-06<text:tab/>231<text:tab/></text:p>
      <text:p text:style-name="Standard">07-09<text:tab/>114</text:p>
      <text:p text:style-name="Standard">10-12<text:tab/>441</text:p>
      <text:p text:style-name="Standard">13-15<text:tab/>118</text:p>
      <text:p text:style-name="Standard">16-18<text:tab/>811</text:p>
      <text:p text:style-name="Standard">19-21<text:tab/>111</text:p>
      <text:p text:style-name="Standard">22-24<text:tab/>322</text:p>
      <text:p text:style-name="Standard">25-27<text:tab/>366</text:p>
      <text:p text:style-name="Standard">28-30<text:tab/>527<text:tab/></text:p>
      <text:p text:style-name="Standard">31-33<text:tab/>811</text:p>
      <text:p text:style-name="Standard">34-36<text:tab/>737</text:p>
      <text:p text:style-name="Standard">37-39<text:tab/>761</text:p>
      <text:p text:style-name="Standard">40-42<text:tab/>769</text:p>
      <text:p text:style-name="Standard">43-45<text:tab/>911</text:p>
      <text:p text:style-name="Standard">46-48<text:tab/>612</text:p>
      <text:p text:style-name="Standard">49-51<text:tab/>291</text:p>
      <text:p text:style-name="Standard"><text:soft-page-break/>52-54<text:tab/>937</text:p>
      <text:p text:style-name="Standard">55-57<text:tab/>719</text:p>
      <text:p text:style-name="Standard">58-60<text:tab/>931</text:p>
      <text:p text:style-name="Standard">61-63<text:tab/>155</text:p>
      <text:p text:style-name="Standard">64-66<text:tab/>442</text:p>
      <text:p text:style-name="Standard">67-69<text:tab/>752</text:p>
      <text:p text:style-name="Standard">70-72<text:tab/>643</text:p>
      <text:p text:style-name="Standard">73-75<text:tab/>911</text:p>
      <text:p text:style-name="Standard">76-78<text:tab/>133</text:p>
      <text:p text:style-name="Standard">79-81<text:tab/>451</text:p>
      <text:p text:style-name="Standard">82-84<text:tab/>776</text:p>
      <text:p text:style-name="Standard">85-87<text:tab/>691</text:p>
      <text:p text:style-name="Standard">88-90<text:tab/>119</text:p>
      <text:p text:style-name="Standard">91-93<text:tab/>446</text:p>
      <text:p text:style-name="Standard">94-96<text:tab/>187</text:p>
      <text:p text:style-name="Standard">97-99<text:tab/>729</text:p>
      <text:p text:style-name="Standard">100-102<text:tab/>416</text:p>
      <text:p text:style-name="Standard">103-105<text:tab/>632</text:p>
      <text:p text:style-name="Standard">106-108<text:tab/>291</text:p>
      <text:p text:style-name="Standard">109-111<text:tab/>131</text:p>
      <text:p text:style-name="Standard">112-114<text:tab/>122</text:p>
      <text:p text:style-name="Standard">115-117<text:tab/>411</text:p>
      <text:p text:style-name="Standard">118-120<text:tab/>112</text:p>
      <text:p text:style-name="Standard">121-123<text:tab/>476</text:p>
      <text:p text:style-name="Standard">124-126<text:tab/>614</text:p>
      <text:p text:style-name="Standard">127-129<text:tab/>444</text:p>
      <text:p text:style-name="Standard">130-132<text:tab/>411</text:p>
      <text:p text:style-name="Standard">132-135<text:tab/>881</text:p>
      <text:p text:style-name="Standard">136-138<text:tab/>22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>08-100-10-2058-01-01</text:p>
      <text:p text:style-name="P1"/>
      <text:p text:style-name="P1">2059</text:p>
      <text:p text:style-name="P1"/>
      <text:p text:style-name="P1">164-159<text:tab/>63232</text:p>
      <text:p text:style-name="P1">160-155<text:tab/>177777</text:p>
      <text:p text:style-name="P1">154-150<text:tab/>77225</text:p>
      <text:p text:style-name="P1">149-143<text:tab/>7754161</text:p>
      <text:p text:style-name="P1">142-136<text:tab/>421122</text:p>
      <text:p text:style-name="P1">135-129<text:tab/>2337724</text:p>
      <text:p text:style-name="P1">128-123<text:tab/>913261</text:p>
      <text:p text:style-name="P1">122-117<text:tab/>331944</text:p>
      <text:p text:style-name="P1">116-112<text:tab/>1413198</text:p>
      <text:p text:style-name="P1">111-103<text:tab/>891455</text:p>
      <text:p text:style-name="P1">102-97<text:tab/><text:tab/>779199</text:p>
      <text:p text:style-name="P1"><text:soft-page-break/>98-91<text:tab/>199191</text:p>
      <text:p text:style-name="P1">90-85<text:tab/>931962</text:p>
      <text:p text:style-name="P1">84-80<text:tab/>19352</text:p>
      <text:p text:style-name="P1">79-73<text:tab/>1186711</text:p>
      <text:p text:style-name="P1">72-67<text:tab/>356671</text:p>
      <text:p text:style-name="P1">66-61<text:tab/>749561</text:p>
      <text:p text:style-name="P1">60-56<text:tab/>24444</text:p>
      <text:p text:style-name="P1">55-50<text:tab/>444459</text:p>
      <text:p text:style-name="P1">49-44<text:tab/>196191</text:p>
      <text:p text:style-name="P1">43-38<text:tab/>161185</text:p>
      <text:p text:style-name="P1">37-32<text:tab/>543399</text:p>
      <text:p text:style-name="P1">31-26<text:tab/>999311</text:p>
      <text:p text:style-name="P1">25-19<text:tab/>9999965</text:p>
      <text:p text:style-name="P1">18-13<text:tab/>529994</text:p>
      <text:p text:style-name="P1">12-6<text:tab/>6644161</text:p>
      <text:p text:style-name="P1">5-1<text:tab/>79996</text:p>
      <text:p text:style-name="P1"/>
      <text:p text:style-name="P1">2058</text:p>
      <text:p text:style-name="P1"/>
      <text:p text:style-name="P1">162-157<text:tab/>988991</text:p>
      <text:p text:style-name="P1">176-156<text:tab/>1683166</text:p>
      <text:p text:style-name="P1">149-143<text:tab/>3333382</text:p>
      <text:p text:style-name="P1">142-133<text:tab/>3229111</text:p>
      <text:p text:style-name="P1">135-131<text:tab/>71618</text:p>
      <text:p text:style-name="P1">130-124<text:tab/>9394633</text:p>
      <text:p text:style-name="P1">123-138<text:tab/>714119</text:p>
      <text:p text:style-name="P1">117-113<text:tab/>16299</text:p>
      <text:p text:style-name="P1">112-106<text:tab/>9994619</text:p>
      <text:p text:style-name="P1">105-100<text:tab/>195543</text:p>
      <text:p text:style-name="P1">99-94<text:tab/>333334</text:p>
      <text:p text:style-name="P1">93-88<text:tab/>496669</text:p>
      <text:p text:style-name="P1">87-82<text:tab/>111177</text:p>
      <text:p text:style-name="P1">81-76<text:tab/>776919</text:p>
      <text:p text:style-name="P1">75-70<text:tab/>133133</text:p>
      <text:p text:style-name="P1">69-64<text:tab/>333334</text:p>
      <text:p text:style-name="P1">63-59<text:tab/>88721</text:p>
      <text:p text:style-name="P1">58-52<text:tab/>1376666</text:p>
      <text:p text:style-name="P1">51-46<text:tab/>971169</text:p>
      <text:p text:style-name="P1">45-40<text:tab/>91177</text:p>
      <text:p text:style-name="P1">39-33<text:tab/>7333391</text:p>
      <text:p text:style-name="P1">32-27<text:tab/>666144</text:p>
      <text:p text:style-name="P1">26-21<text:tab/>794444</text:p>
      <text:p text:style-name="P1">20-13<text:tab/>794332</text:p>
      <text:p text:style-name="P1">12-7<text:tab/>292751</text:p>
      <text:p text:style-name="P1">6-1<text:tab/>866622</text:p>
      <text:p text:style-name="P1"/>
      <text:p text:style-name="P1">2069</text:p>
      <text:p text:style-name="P1"/>
      <text:p text:style-name="P1">120-124<text:tab/>13185</text:p>
      <text:p text:style-name="P1">125-129<text:tab/>95211</text:p>
      <text:p text:style-name="P1">130-135<text:tab/>121411</text:p>
      <text:p text:style-name="P1">136-141<text:tab/>355295</text:p>
      <text:p text:style-name="P1"><text:soft-page-break/>142-146<text:tab/>43495</text:p>
      <text:p text:style-name="P1">147-151<text:tab/>63559</text:p>
      <text:p text:style-name="P1">152-156<text:tab/>13433</text:p>
      <text:p text:style-name="P1">157-162<text:tab/>556551</text:p>
      <text:p text:style-name="P1">163-167<text:tab/>22254</text:p>
      <text:p text:style-name="P1">168-173<text:tab/>666636</text:p>
      <text:p text:style-name="P1">174-178<text:tab/>61178</text:p>
      <text:p text:style-name="P1">179-184<text:tab/>99166</text:p>
      <text:p text:style-name="P1">185-189<text:tab/>69993</text:p>
      <text:p text:style-name="P1">190-<text:tab/>6</text:p>
      <text:p text:style-name="P1"/>
      <text:p text:style-name="P1"/>
      <text:p text:style-name="P2">08-100-2060-01-01</text:p>
      <text:p text:style-name="P2">2060</text:p>
      <text:p text:style-name="P2">89-92<text:tab/>2277</text:p>
      <text:p text:style-name="P2">93-98<text:tab/>171116</text:p>
      <text:p text:style-name="P2">99-105<text:tab/>6144444</text:p>
      <text:p text:style-name="P2">106-112<text:tab/>7111111</text:p>
      <text:p text:style-name="P2">113-118<text:tab/>111123</text:p>
      <text:p text:style-name="P2">119-124<text:tab/>311121</text:p>
      <text:p text:style-name="P2">125-130<text:tab/>1124411</text:p>
      <text:p text:style-name="P2">131-137<text:tab/>3353611</text:p>
      <text:p text:style-name="P2">138-<text:tab/>1</text:p>
      <text:p text:style-name="P2">2061</text:p>
      <text:p text:style-name="P2">1-5<text:tab/>71111</text:p>
      <text:p text:style-name="P2">6-12<text:tab/>1111111</text:p>
      <text:p text:style-name="P2">13-19<text:tab/>1141124</text:p>
      <text:p text:style-name="P2">20-25<text:tab/>331111</text:p>
      <text:p text:style-name="P2">26-31<text:tab/>444433</text:p>
      <text:p text:style-name="P2">32-39<text:tab/>55555113</text:p>
      <text:p text:style-name="P2">40-45<text:tab/>111332</text:p>
      <text:p text:style-name="P2">46-52<text:tab/>1155241</text:p>
      <text:p text:style-name="P2">53-58<text:tab/>111615</text:p>
      <text:p text:style-name="P2">59-65<text:tab/>6434144</text:p>
      <text:p text:style-name="P2">66-72<text:tab/>2114427</text:p>
      <text:p text:style-name="P2">73-78<text:tab/>725655</text:p>
      <text:p text:style-name="P2">79-85<text:tab/>5122365</text:p>
      <text:p text:style-name="P2">86-91<text:tab/>554113</text:p>
      <text:p text:style-name="P2">92-96<text:tab/>55111</text:p>
      <text:p text:style-name="P2">97-103<text:tab/>6668311</text:p>
      <text:p text:style-name="P2">104-110<text:tab/>1441131</text:p>
      <text:p text:style-name="P2">111-116<text:tab/>411562</text:p>
      <text:p text:style-name="P2">117-121<text:tab/>61122</text:p>
      <text:p text:style-name="P2">122-126<text:tab/>11591</text:p>
      <text:p text:style-name="P2">127-128<text:tab/>16</text:p>
      <text:p text:style-name="P2"/>
      <text:p text:style-name="P2">2062</text:p>
      <text:p text:style-name="P2">1-3<text:tab/>719</text:p>
      <text:p text:style-name="P2">4-9<text:tab/>921777</text:p>
      <text:p text:style-name="P2">10-14<text:tab/>77721</text:p>
      <text:p text:style-name="P2">15-21<text:tab/>3311114</text:p>
      <text:p text:style-name="P2">22-27<text:tab/>111144</text:p>
      <text:p text:style-name="P2"><text:soft-page-break/>28-34<text:tab/>4333371</text:p>
      <text:p text:style-name="P2">35-40<text:tab/>121111</text:p>
      <text:p text:style-name="P2">41-46<text:tab/>144488</text:p>
      <text:p text:style-name="P2">47-52<text:tab/>869396</text:p>
      <text:p text:style-name="P2">53-58<text:tab/>321491</text:p>
      <text:p text:style-name="P2">59-64<text:tab/>649113</text:p>
      <text:p text:style-name="P2">65-70<text:tab/>222137</text:p>
      <text:p text:style-name="P2">71-76<text:tab/>114447</text:p>
      <text:p text:style-name="P2">77-83<text:tab/>1898913</text:p>
      <text:p text:style-name="P2">84-90<text:tab/>9111144</text:p>
      <text:p text:style-name="P2"/>
      <text:p text:style-name="P2">91-97<text:tab/>4711224</text:p>
      <text:p text:style-name="P2">98-104<text:tab/>2255535</text:p>
      <text:p text:style-name="P2">105-110<text:tab/>277949</text:p>
      <text:p text:style-name="P2">111-116<text:tab/>437286</text:p>
      <text:p text:style-name="P2">117-123<text:tab/>3119214</text:p>
      <text:p text:style-name="P2">124-130<text:tab/>4441144</text:p>
      <text:p text:style-name="P2">131-137<text:tab/>1111662</text:p>
      <text:p text:style-name="P2">138-144<text:tab/>1115473<text:tab/></text:p>
      <text:p text:style-name="P2">145-150<text:tab/>611764</text:p>
      <text:p text:style-name="P2">155-92<text:tab/>711</text:p>
      <text:p text:style-name="P2"/>
      <text:p text:style-name="P2">2063</text:p>
      <text:p text:style-name="P2"/>
      <text:p text:style-name="P2">1-2<text:tab/>76</text:p>
      <text:p text:style-name="P2">3-8<text:tab/>11221</text:p>
      <text:p text:style-name="P2">9-14<text:tab/>711111</text:p>
      <text:p text:style-name="P2">15-20<text:tab/>122266</text:p>
      <text:p text:style-name="P2">21-26<text:tab/>7777784</text:p>
      <text:p text:style-name="P2">27-32<text:tab/>316776</text:p>
      <text:p text:style-name="P2">33-38<text:tab/>326112</text:p>
      <text:p text:style-name="P2">39-44<text:tab/>221472</text:p>
      <text:p text:style-name="P2">45-50<text:tab/>222775</text:p>
      <text:p text:style-name="P2">51-57<text:tab/>2221627</text:p>
      <text:p text:style-name="P2">58-63<text:tab/>941477</text:p>
      <text:p text:style-name="P2">64-69<text:tab/>813111</text:p>
      <text:p text:style-name="P2">70-74<text:tab/>99989</text:p>
      <text:p text:style-name="P2"/>
      <text:p text:style-name="P2">08-100-10-2063-01-01</text:p>
      <text:p text:style-name="P2"/>
      <text:p text:style-name="P2">2063</text:p>
      <text:p text:style-name="P2">75-78<text:tab/>1111</text:p>
      <text:p text:style-name="P2">79-86<text:tab/>15511122</text:p>
      <text:p text:style-name="P2">87-94<text:tab/>12114611</text:p>
      <text:p text:style-name="P2">95-101<text:tab/>1112666</text:p>
      <text:p text:style-name="P2">102-109<text:tab/>77999997</text:p>
      <text:p text:style-name="P2">110-115<text:tab/>222774</text:p>
      <text:p text:style-name="P2">116-122<text:tab/>4638894</text:p>
      <text:p text:style-name="P2">123-129<text:tab/>495411</text:p>
      <text:p text:style-name="P2">130-136<text:tab/>1911785</text:p>
      <text:p text:style-name="P2">137-143<text:tab/>5555515</text:p>
      <text:p text:style-name="P2">144-151<text:tab/>66866666</text:p>
      <text:p text:style-name="P2"><text:soft-page-break/>152-159<text:tab/>66671111</text:p>
      <text:p text:style-name="P2">160-167<text:tab/>56661136</text:p>
      <text:p text:style-name="P2">168-174<text:tab/>6699997</text:p>
      <text:p text:style-name="P2">175-181<text:tab/>6667751</text:p>
      <text:p text:style-name="P2">182-188<text:tab/>4142244</text:p>
      <text:p text:style-name="P2">189-196<text:tab/>22222224</text:p>
      <text:p text:style-name="P2">197-203<text:tab/>7212244</text:p>
      <text:p text:style-name="P2">204-210<text:tab/>7163626</text:p>
      <text:p text:style-name="P2">211-218<text:tab/>15299999</text:p>
      <text:p text:style-name="P2">219-226<text:tab/>69191971</text:p>
      <text:p text:style-name="P2">227-234<text:tab/>61196999</text:p>
      <text:p text:style-name="P2">235-240<text:tab/>999999</text:p>
      <text:p text:style-name="P2">241-247<text:tab/>9111122</text:p>
      <text:p text:style-name="P2">248-255<text:tab/>21115922</text:p>
      <text:p text:style-name="P2">256-262<text:tab/>4692928</text:p>
      <text:p text:style-name="P2">263-270<text:tab/>18111667</text:p>
      <text:p text:style-name="P2">271-277<text:tab/>9319111</text:p>
      <text:p text:style-name="P2">278-285<text:tab/>11111111</text:p>
      <text:p text:style-name="P2">286-291<text:tab/>666921</text:p>
      <text:p text:style-name="P2">292-296<text:tab/>61111</text:p>
      <text:p text:style-name="P2"/>
      <text:p text:style-name="P2">2064</text:p>
      <text:p text:style-name="P2">1-2<text:tab/>75</text:p>
      <text:p text:style-name="P2">3-10<text:tab/>77416111</text:p>
      <text:p text:style-name="P2">11-17<text:tab/>5555551</text:p>
      <text:p text:style-name="P2">18-24<text:tab/>1117511</text:p>
      <text:p text:style-name="P2">25-31<text:tab/>5344668</text:p>
      <text:p text:style-name="P2">32-37<text:tab/>666661</text:p>
      <text:p text:style-name="P2">38-43<text:tab/>711327</text:p>
      <text:p text:style-name="P2">44-50<text:tab/>7764441</text:p>
      <text:p text:style-name="P2">51-57<text:tab/>9331191</text:p>
      <text:p text:style-name="P2">58-63<text:tab/>611121</text:p>
      <text:p text:style-name="P2">64-69<text:tab/>117963</text:p>
      <text:p text:style-name="P2">70-75<text:tab/>611111</text:p>
      <text:p text:style-name="P2">76-82<text:tab/>4116636</text:p>
      <text:p text:style-name="P2">83-88<text:tab/>117111</text:p>
      <text:p text:style-name="P2">89-94<text:tab/>266119</text:p>
      <text:p text:style-name="P2">95-100<text:tab/>499881</text:p>
      <text:p text:style-name="P2">101-106<text:tab/>631217</text:p>
      <text:p text:style-name="P2">107-111<text:tab/>72214</text:p>
      <text:p text:style-name="P2">2065</text:p>
      <text:p text:style-name="P2">1-<text:tab/>5</text:p>
      <text:p text:style-name="P2">2-7<text:tab/>418621</text:p>
      <text:p text:style-name="P2">8-13<text:tab/>9661111</text:p>
      <text:p text:style-name="P2">14-20<text:tab/>1919111</text:p>
      <text:p text:style-name="P2">21-25<text:tab/>26151</text:p>
      <text:p text:style-name="P2">26-31<text:tab/>111371</text:p>
      <text:p text:style-name="P2">32-38<text:tab/>6111151</text:p>
      <text:p text:style-name="P2">39-43<text:tab/>11161</text:p>
      <text:p text:style-name="P2">44-50<text:tab/>3325586</text:p>
      <text:p text:style-name="P2">51-57<text:tab/>6226177</text:p>
      <text:p text:style-name="P2">58-63<text:tab/>428911</text:p>
      <text:p text:style-name="P2"><text:soft-page-break/>64-69<text:tab/>933911</text:p>
      <text:p text:style-name="P2">70-72<text:tab/>225</text:p>
      <text:p text:style-name="P2"/>
      <text:p text:style-name="P2"/>
      <text:p text:style-name="P2">08-100-10-2065-01-01</text:p>
      <text:p text:style-name="P2">2065</text:p>
      <text:p text:style-name="P2">73-75<text:tab/>111</text:p>
      <text:p text:style-name="P2">77-79<text:tab/>332</text:p>
      <text:p text:style-name="P2">80-82<text:tab/>664</text:p>
      <text:p text:style-name="P2">83-86<text:tab/>111</text:p>
      <text:p text:style-name="P2">87-89<text:tab/>111</text:p>
      <text:p text:style-name="P2">90-93<text:tab/>111</text:p>
      <text:p text:style-name="P2">94-96<text:tab/>117</text:p>
      <text:p text:style-name="P2">97-100<text:tab/>118</text:p>
      <text:p text:style-name="P2">101-103<text:tab/>992</text:p>
      <text:p text:style-name="P2">104-106<text:tab/>212</text:p>
      <text:p text:style-name="P2">107-110<text:tab/>1822</text:p>
      <text:p text:style-name="P2">111-113<text:tab/>334</text:p>
      <text:p text:style-name="P2">114-117<text:tab/>4155</text:p>
      <text:p text:style-name="P2">118-120<text:tab/>116</text:p>
      <text:p text:style-name="P2">121-<text:tab/>5</text:p>
      <text:p text:style-name="P2"/>
      <text:p text:style-name="P2">2066</text:p>
      <text:p text:style-name="P2">1-2<text:tab/>15</text:p>
      <text:p text:style-name="P2">3-5<text:tab/>555</text:p>
      <text:p text:style-name="P2">6-8<text:tab/>733</text:p>
      <text:p text:style-name="P2">9-12<text:tab/>333</text:p>
      <text:p text:style-name="P2">13-15<text:tab/>862</text:p>
      <text:p text:style-name="P2">16-18<text:tab/>246</text:p>
      <text:p text:style-name="P2">19-21<text:tab/>183</text:p>
      <text:p text:style-name="P2">22-25<text:tab/>3554</text:p>
      <text:p text:style-name="P2">36-28<text:tab/>212</text:p>
      <text:p text:style-name="P2">29-31<text:tab/>522</text:p>
      <text:p text:style-name="P2">32-35<text:tab/>7211</text:p>
      <text:p text:style-name="P2">36-38<text:tab/>111</text:p>
      <text:p text:style-name="P2">39-42<text:tab/>1126</text:p>
      <text:p text:style-name="P2">43-45<text:tab/>615</text:p>
      <text:p text:style-name="P2">46-49<text:tab/>6934</text:p>
      <text:p text:style-name="P2">50-53<text:tab/>1244</text:p>
      <text:p text:style-name="P2">54-57<text:tab/>1191</text:p>
      <text:p text:style-name="P2">58-60<text:tab/>667</text:p>
      <text:p text:style-name="P2">61-63<text:tab/>775</text:p>
      <text:p text:style-name="P2">64-65<text:tab/>11</text:p>
      <text:p text:style-name="P2">66-68<text:tab/>111</text:p>
      <text:p text:style-name="P2">69-72<text:tab/>1511</text:p>
      <text:p text:style-name="P2">73-75<text:tab/>111</text:p>
      <text:p text:style-name="P2">76-78<text:tab/>119</text:p>
      <text:p text:style-name="P2">79-82<text:tab/>1772</text:p>
      <text:p text:style-name="P2">83-85<text:tab/>213</text:p>
      <text:p text:style-name="P2">86-89<text:tab/>2113</text:p>
      <text:p text:style-name="P2">90-92<text:tab/>166</text:p>
      <text:p text:style-name="P2">93-96<text:tab/>5466</text:p>
      <text:p text:style-name="P2"><text:soft-page-break/>97-99<text:tab/>235</text:p>
      <text:p text:style-name="P2">100-103<text:tab/>7746</text:p>
      <text:p text:style-name="P2">104-106<text:tab/>133</text:p>
      <text:p text:style-name="P2">107-110<text:tab/>5536</text:p>
      <text:p text:style-name="P2">111-113<text:tab/>217</text:p>
      <text:p text:style-name="P2">114-117<text:tab/>7762</text:p>
      <text:p text:style-name="P2">118-120<text:tab/>725</text:p>
      <text:p text:style-name="P2">121-124<text:tab/>3166</text:p>
      <text:p text:style-name="P2">125-127<text:tab/>371</text:p>
      <text:p text:style-name="P2">128-130<text:tab/>117</text:p>
      <text:p text:style-name="P2">131-134<text:tab/>7226</text:p>
      <text:p text:style-name="P2">134-137<text:tab/>654</text:p>
      <text:p text:style-name="P2">138-140<text:tab/>416</text:p>
      <text:p text:style-name="P2">141-144<text:tab/>6698</text:p>
      <text:p text:style-name="P2">145-147<text:tab/>811</text:p>
      <text:p text:style-name="P2">122-<text:tab/>8</text:p>
      <text:p text:style-name="P2"/>
      <text:p text:style-name="P2"/>
      <text:p text:style-name="P2">08-100-10-2067-01-01</text:p>
      <text:p text:style-name="P2">2067</text:p>
      <text:p text:style-name="P2">1-2<text:tab/>33</text:p>
      <text:p text:style-name="P2">3-5<text:tab/>112</text:p>
      <text:p text:style-name="P2">6-8<text:tab/>213</text:p>
      <text:p text:style-name="P2">9-11<text:tab/>335</text:p>
      <text:p text:style-name="P2">12-14<text:tab/>555</text:p>
      <text:p text:style-name="P2">15-17<text:tab/>794</text:p>
      <text:p text:style-name="P2">18-20<text:tab/>446</text:p>
      <text:p text:style-name="P2">21-23<text:tab/>436</text:p>
      <text:p text:style-name="P2">24-26<text:tab/>771</text:p>
      <text:p text:style-name="P2">27-29<text:tab/>444</text:p>
      <text:p text:style-name="P2">30-32<text:tab/>147</text:p>
      <text:p text:style-name="P2">33-35<text:tab/>776</text:p>
      <text:p text:style-name="P2">36-38<text:tab/>866</text:p>
      <text:p text:style-name="P2">39-41<text:tab/>654</text:p>
      <text:p text:style-name="P2">42-43<text:tab/>71</text:p>
      <text:p text:style-name="P2">44-46<text:tab/>118</text:p>
      <text:p text:style-name="P2">47-49<text:tab/>671</text:p>
      <text:p text:style-name="P2">50-52<text:tab/>179</text:p>
      <text:p text:style-name="P2">53-55<text:tab/>224</text:p>
      <text:p text:style-name="P2">56-58<text:tab/>134</text:p>
      <text:p text:style-name="P2">59-61<text:tab/>133</text:p>
      <text:p text:style-name="P2">62-64<text:tab/>927</text:p>
      <text:p text:style-name="P2">65-67<text:tab/>111</text:p>
      <text:p text:style-name="P2">68-70<text:tab/>128</text:p>
      <text:p text:style-name="P2">71-73<text:tab/>521</text:p>
      <text:p text:style-name="P2">74-76<text:tab/>748</text:p>
      <text:p text:style-name="P2">77-79<text:tab/>777</text:p>
      <text:p text:style-name="P2">80-82<text:tab/>774</text:p>
      <text:p text:style-name="P2">83-85<text:tab/>115</text:p>
      <text:p text:style-name="P2">86-88<text:tab/>389</text:p>
      <text:p text:style-name="P2">89-91<text:tab/>566</text:p>
      <text:p text:style-name="P2">92-94<text:tab/>121</text:p>
      <text:p text:style-name="P2"><text:soft-page-break/>95-97<text:tab/>291</text:p>
      <text:p text:style-name="P2">98-100<text:tab/>221</text:p>
      <text:p text:style-name="P2">101-103<text:tab/>323</text:p>
      <text:p text:style-name="P2">104-106<text:tab/>711</text:p>
      <text:p text:style-name="P2">107-109<text:tab/>421</text:p>
      <text:p text:style-name="P2">110-112<text:tab/>111</text:p>
      <text:p text:style-name="P2">113-115<text:tab/>185</text:p>
      <text:p text:style-name="P2">116-118<text:tab/>514</text:p>
      <text:p text:style-name="P2">119-121<text:tab/>433</text:p>
      <text:p text:style-name="P2">122-123<text:tab/>39<text:tab/></text:p>
      <text:p text:style-name="P2">124-126<text:tab/>184</text:p>
      <text:p text:style-name="P2">127-129<text:tab/>411</text:p>
      <text:p text:style-name="P2">130-132<text:tab/>391</text:p>
      <text:p text:style-name="P2">133-135<text:tab/>721</text:p>
      <text:p text:style-name="P2">136-138<text:tab/>141</text:p>
      <text:p text:style-name="P2">139-141<text:tab/>131</text:p>
      <text:p text:style-name="P2">142-144<text:tab/>336<text:tab/></text:p>
      <text:p text:style-name="P2"/>
      <text:p text:style-name="P2"><text:tab/></text:p>
      <text:p text:style-name="P2"/>
      <text:p text:style-name="P2"/>
      <text:p text:style-name="P2"/>
      <text:p text:style-name="P2"/>
      <text:p text:style-name="P1"/>
      <text:p text:style-name="P1"/>
      <text:p text:style-name="Standard">08-100-10-2073-01-02</text:p>
      <text:p text:style-name="Standard">all pakhribas 10</text:p>
      <text:p text:style-name="Standard"/>
      <text:p text:style-name="Standard">08-100-10-2075-01-01</text:p>
      <text:p text:style-name="Standard">all pakhribas 10</text:p>
      <text:p text:style-name="Standard">08-100-10-2076-01-01</text:p>
      <text:p text:style-name="Standard">all pakhribas 10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8T21:08:53.047840289</meta:creation-date>
    <dc:date>2021-06-18T21:26:36.295049760</dc:date>
    <meta:editing-duration>PT3S</meta:editing-duration>
    <meta:editing-cycles>1</meta:editing-cycles>
    <meta:document-statistic meta:table-count="0" meta:image-count="0" meta:object-count="0" meta:page-count="12" meta:paragraph-count="560" meta:word-count="1089" meta:character-count="6057" meta:non-whitespace-character-count="5512"/>
    <meta:generator>LibreOffice/6.4.7.2$Linux_X86_64 LibreOffice_project/40$Build-2</meta:generator>
  </office:meta>
</office:document-meta>
</file>